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85">
      <style:graphic-properties draw:fill="none" draw:stroke="solid" svg:stroke-width="0.00694in" svg:stroke-color="#5b9bd5" draw:marker-end="a784" svg:stroke-opacity="100%" draw:stroke-linejoin="miter" svg:stroke-linecap="butt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none" draw:stroke="solid" svg:stroke-width="0.00694in" svg:stroke-color="#5b9bd5" draw:marker-end="a799" svg:stroke-opacity="100%" draw:stroke-linejoin="miter" svg:stroke-linecap="butt"/>
    </style:style>
    <style:style style:family="graphic" style:name="a6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87">
      <style:graphic-properties draw:fill="none" draw:stroke="solid" svg:stroke-width="0.00694in" svg:stroke-color="#5b9bd5" draw:marker-end="a786" svg:stroke-opacity="100%" draw:stroke-linejoin="miter" svg:stroke-linecap="but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draw:fill="none" draw:stroke="solid" svg:stroke-width="0.00694in" svg:stroke-color="#5b9bd5" draw:marker-end="a788" svg:stroke-opacity="100%" draw:stroke-linejoin="miter" svg:stroke-linecap="butt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draw:fill="solid" draw:fill-color="#5b9bd5" draw:opacity="100%" draw:stroke="solid" svg:stroke-width="0.02778in" svg:stroke-color="#41719c" svg:stroke-opacity="100%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91">
      <style:graphic-properties draw:fill="none" draw:stroke="solid" svg:stroke-width="0.00694in" svg:stroke-color="#5b9bd5" draw:marker-end="a790" svg:stroke-opacity="100%" draw:stroke-linejoin="miter" svg:stroke-linecap="butt"/>
    </style:style>
    <style:style style:family="graphic" style:name="a793">
      <style:graphic-properties draw:fill="none" draw:stroke="solid" svg:stroke-width="0.00694in" svg:stroke-color="#5b9bd5" draw:marker-end="a792" svg:stroke-opacity="100%" draw:stroke-linejoin="miter" svg:stroke-linecap="butt"/>
    </style:style>
    <style:style style:family="graphic" style:name="a795">
      <style:graphic-properties draw:fill="none" draw:stroke="solid" svg:stroke-width="0.00694in" svg:stroke-color="#5b9bd5" draw:marker-end="a794" svg:stroke-opacity="100%" draw:stroke-linejoin="miter" svg:stroke-linecap="but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draw:fill="none" draw:stroke="solid" svg:stroke-width="0.00694in" svg:stroke-color="#5b9bd5" draw:marker-end="a667" svg:stroke-opacity="100%" draw:stroke-linejoin="miter" svg:stroke-linecap="butt"/>
    </style:style>
    <style:style style:family="graphic" style:name="a670">
      <style:graphic-properties draw:fill="none" draw:stroke="solid" svg:stroke-width="0.00694in" svg:stroke-color="#5b9bd5" draw:marker-end="a669" svg:stroke-opacity="100%" draw:stroke-linejoin="miter" svg:stroke-linecap="butt"/>
    </style:style>
    <style:style style:family="graphic" style:name="a672">
      <style:graphic-properties draw:fill="none" draw:stroke="solid" svg:stroke-width="0.00694in" svg:stroke-color="#5b9bd5" draw:marker-end="a671" svg:stroke-opacity="100%" draw:stroke-linejoin="miter" svg:stroke-linecap="butt"/>
    </style:style>
    <style:style style:family="graphic" style:name="a674">
      <style:graphic-properties draw:fill="none" draw:stroke="solid" svg:stroke-width="0.00694in" svg:stroke-color="#5b9bd5" draw:marker-end="a673" svg:stroke-opacity="100%" draw:stroke-linejoin="miter" svg:stroke-linecap="butt"/>
    </style:style>
    <style:style style:family="graphic" style:name="a676">
      <style:graphic-properties draw:fill="none" draw:stroke="solid" svg:stroke-width="0.00694in" svg:stroke-color="#5b9bd5" draw:marker-end="a675" svg:stroke-opacity="100%" draw:stroke-linejoin="miter" svg:stroke-linecap="butt"/>
    </style:style>
    <style:style style:family="graphic" style:name="a678">
      <style:graphic-properties draw:fill="none" draw:stroke="solid" svg:stroke-width="0.00694in" svg:stroke-color="#5b9bd5" draw:marker-end="a677" svg:stroke-opacity="100%" draw:stroke-linejoin="miter" svg:stroke-linecap="but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3">
      <style:graphic-properties draw:fill="none" draw:stroke="solid" svg:stroke-width="0.00694in" svg:stroke-color="#5b9bd5" draw:marker-end="a682" svg:stroke-opacity="100%" draw:stroke-linejoin="miter" svg:stroke-linecap="butt"/>
    </style:style>
    <style:style style:family="graphic" style:name="a685">
      <style:graphic-properties draw:fill="none" draw:stroke="solid" svg:stroke-width="0.00694in" svg:stroke-color="#5b9bd5" draw:marker-end="a684" svg:stroke-opacity="100%" draw:stroke-linejoin="miter" svg:stroke-linecap="but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draw:fill="none" draw:stroke="solid" svg:stroke-width="0.00694in" svg:stroke-color="#5b9bd5" draw:marker-end="a701" svg:stroke-opacity="100%" draw:stroke-linejoin="miter" svg:stroke-linecap="butt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3">
      <style:graphic-properties draw:fill="none" draw:stroke="solid" svg:stroke-width="0.00694in" svg:stroke-color="#5b9bd5" draw:marker-end="a692" svg:stroke-opacity="100%" draw:stroke-linejoin="miter" svg:stroke-linecap="butt"/>
    </style:style>
    <style:style style:family="graphic" style:name="a695">
      <style:graphic-properties draw:fill="none" draw:stroke="solid" svg:stroke-width="0.00694in" svg:stroke-color="#5b9bd5" draw:marker-end="a694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draw:fill="none" draw:stroke="solid" svg:stroke-width="0.00694in" svg:stroke-color="#5b9bd5" draw:marker-end="a696" svg:stroke-opacity="100%" draw:stroke-linejoin="miter" svg:stroke-linecap="butt"/>
    </style:style>
    <style:style style:family="graphic" style:name="a71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draw:fill="solid" draw:fill-color="#5b9bd5" draw:opacity="100%" draw:stroke="solid" svg:stroke-width="0.02778in" svg:stroke-color="#41719c" svg:stroke-opacity="100%"/>
    </style:style>
    <style:style style:family="graphic" style:name="a5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6">
      <style:graphic-properties draw:fill="none" draw:stroke="solid" svg:stroke-width="0.00694in" svg:stroke-color="#5b9bd5" draw:marker-end="a605" svg:stroke-opacity="100%" draw:stroke-linejoin="miter" svg:stroke-linecap="but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5">
      <style:graphic-properties draw:fill="none" draw:stroke="solid" svg:stroke-width="0.00694in" svg:stroke-color="#5b9bd5" draw:marker-end="a614" svg:stroke-opacity="100%" draw:stroke-linejoin="miter" svg:stroke-linecap="butt"/>
    </style:style>
    <style:style style:family="graphic" style:name="a617">
      <style:graphic-properties draw:fill="none" draw:stroke="solid" svg:stroke-width="0.00694in" svg:stroke-color="#5b9bd5" draw:marker-end="a616" svg:stroke-opacity="100%" draw:stroke-linejoin="miter" svg:stroke-linecap="but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4">
      <style:graphic-properties draw:fill="none" draw:stroke="solid" svg:stroke-width="0.00694in" svg:stroke-color="#5b9bd5" draw:marker-end="a763" svg:stroke-opacity="100%" draw:stroke-linejoin="miter" svg:stroke-linecap="but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2">
      <style:graphic-properties draw:fill="none" draw:stroke="solid" svg:stroke-width="0.00694in" svg:stroke-color="#5b9bd5" draw:marker-end="a621" svg:stroke-opacity="100%" draw:stroke-linejoin="miter" svg:stroke-linecap="butt"/>
    </style:style>
    <style:style style:family="graphic" style:name="a769">
      <style:graphic-properties draw:fill="none" draw:stroke="solid" svg:stroke-width="0.00694in" svg:stroke-color="#5b9bd5" draw:marker-end="a768" svg:stroke-opacity="100%" draw:stroke-linejoin="miter" svg:stroke-linecap="butt"/>
    </style:style>
    <style:style style:family="graphic" style:name="a624">
      <style:graphic-properties draw:fill="none" draw:stroke="solid" svg:stroke-width="0.00694in" svg:stroke-color="#5b9bd5" draw:marker-end="a623" svg:stroke-opacity="100%" draw:stroke-linejoin="miter" svg:stroke-linecap="butt"/>
    </style:style>
    <style:style style:family="graphic" style:name="a626">
      <style:graphic-properties draw:fill="none" draw:stroke="solid" svg:stroke-width="0.00694in" svg:stroke-color="#5b9bd5" draw:marker-end="a625" svg:stroke-opacity="100%" draw:stroke-linejoin="miter" svg:stroke-linecap="butt"/>
    </style:style>
    <style:style style:family="graphic" style:name="a628">
      <style:graphic-properties draw:fill="none" draw:stroke="solid" svg:stroke-width="0.00694in" svg:stroke-color="#5b9bd5" draw:marker-end="a627" svg:stroke-opacity="100%" draw:stroke-linejoin="miter" svg:stroke-linecap="butt"/>
    </style:style>
    <style:style style:family="graphic" style:name="a771">
      <style:graphic-properties draw:fill="none" draw:stroke="solid" svg:stroke-width="0.00694in" svg:stroke-color="#5b9bd5" draw:marker-end="a770" svg:stroke-opacity="100%" draw:stroke-linejoin="miter" svg:stroke-linecap="but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0694in" svg:stroke-color="#5b9bd5" draw:marker-end="a629" svg:stroke-opacity="100%" draw:stroke-linejoin="miter" svg:stroke-linecap="butt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2">
      <style:graphic-properties draw:fill="none" draw:stroke="solid" svg:stroke-width="0.00694in" svg:stroke-color="#5b9bd5" draw:marker-end="a631" svg:stroke-opacity="100%" draw:stroke-linejoin="miter" svg:stroke-linecap="but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none" draw:stroke="solid" svg:stroke-width="0.00694in" svg:stroke-color="#5b9bd5" draw:marker-end="a633" svg:stroke-opacity="100%" draw:stroke-linejoin="miter" svg:stroke-linecap="butt"/>
    </style:style>
    <style:style style:family="graphic" style:name="a636">
      <style:graphic-properties draw:fill="none" draw:stroke="solid" svg:stroke-width="0.00694in" svg:stroke-color="#5b9bd5" draw:marker-end="a635" svg:stroke-opacity="100%" draw:stroke-linejoin="miter" svg:stroke-linecap="butt"/>
    </style:style>
    <style:style style:family="graphic" style:name="a638">
      <style:graphic-properties draw:fill="none" draw:stroke="solid" svg:stroke-width="0.00694in" svg:stroke-color="#5b9bd5" draw:marker-end="a637" svg:stroke-opacity="100%" draw:stroke-linejoin="miter" svg:stroke-linecap="but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540" draw:master-page-name="Master1-Layout7-blank-En-blanco" presentation:presentation-page-layout-name="Master1-PPL7" draw:id="Slide-257">
        <draw:custom-shape svg:x="0in" svg:y="0.27559in" svg:width="1.83171in" svg:height="7.99213in" draw:id="id73" draw:style-name="a543" draw:name="Rectángulo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27559in" svg:width="1.83171in" svg:height="0.279in" draw:id="id74" draw:style-name="a546" draw:name="Forma libre 7">
          <svg:title/>
          <svg:desc/>
          <text:p text:style-name="a545" text:class-names="" text:cond-style-name=""><text:span text:style-name="a544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85802in" svg:y="0.27559in" svg:width="2.12587in" svg:height="7.97953in" draw:id="id75" draw:style-name="a549" draw:name="Rectángulo 5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27559in" svg:width="10.98389in" svg:height="7.99213in" draw:id="id76" draw:style-name="a552" draw:name="Rectángulo 6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3455in" svg:y="0.27559in" svg:width="3.49595in" svg:height="0.279in" draw:id="id77" draw:style-name="a556" draw:name="Forma libre 8">
          <svg:title/>
          <svg:desc/>
          <text:p text:style-name="a555" text:class-names="" text:cond-style-name=""><text:span text:style-name="a553" text:class-names="">Asesor de Servicios</text:span><text:span text:style-name="a5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84815in" svg:y="0.27586in" svg:width="2.13574in" svg:height="0.2788in" draw:id="id78" draw:style-name="a560" draw:name="Forma libre 9">
          <svg:title/>
          <svg:desc/>
          <text:p text:style-name="a559" text:class-names="" text:cond-style-name=""><text:span text:style-name="a557" text:class-names="">Administrativo de Repuestos</text:span><text:span text:style-name="a5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0342in" svg:y="4.81639in" svg:width="1.26363in" svg:height="0.7128in" draw:id="id79" draw:style-name="a564" draw:name="Forma libre 80">
          <svg:title/>
          <svg:desc/>
          <text:p text:style-name="a563" text:class-names="" text:cond-style-name=""><text:span text:style-name="a561" text:class-names="">Verifica la existencia de repuestos para la reparación en el stock de TM</text:span><text:span text:style-name="a56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6459in" svg:y="3.84856in" svg:width="1.30736in" svg:height="0.75385in" draw:id="id80" draw:style-name="a567" draw:name="Forma libre 81">
          <svg:title/>
          <svg:desc/>
          <text:p text:style-name="a566" text:class-names="" text:cond-style-name=""><text:span text:style-name="a565" text:class-names="">Registra datos del cliente, unidad y trabajos encargados en la pre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7438in" svg:y="0.62105in" svg:width="1.16591in" svg:height="0.64196in" draw:id="id81" draw:style-name="a572" draw:name="Forma libre 143">
          <svg:title/>
          <svg:desc/>
          <text:p text:style-name="a571" text:class-names="" text:cond-style-name=""><text:span text:style-name="a568" text:class-names="">Cliente consulta por</text:span><text:span text:style-name="a569" text:class-names=""><text:s text:c="1"/>una asistencia de Taller Móvil</text:span><text:span text:style-name="a5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4752in" svg:y="1.51036in" svg:width="1.22558in" svg:height="0.68891in" draw:id="id82" draw:style-name="a576" draw:name="Forma libre 148">
          <svg:title/>
          <svg:desc/>
          <text:p text:style-name="a575" text:class-names="" text:cond-style-name=""><text:span text:style-name="a573" text:class-names="">Determina</text:span><text:span text:style-name="a574" text:class-names=""><text:s text:c="1"/>presupuesto incluyendo mano de obra, repuestos y costo de traslado y alojamient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988in" svg:y="2.19308in" svg:width="1.37795in" svg:height="0.3937in" draw:id="id83" draw:style-name="a579" draw:name="Forma libre 149">
          <svg:title/>
          <svg:desc/>
          <text:p text:style-name="a578" text:class-names="" text:cond-style-name=""><text:span text:style-name="a577" text:class-names="">¿Cliente acept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23371in" svg:y="3.06124in" svg:width="1.32277in" svg:height="0.7083in" draw:id="id84" draw:style-name="a583" draw:name="Forma libre 150">
          <svg:title/>
          <svg:desc/>
          <text:p text:style-name="a582" text:class-names="" text:cond-style-name=""><text:span text:style-name="a580" text:class-names="">El presupuesto posee vigencia de 10 días, transcurridos estos, es declarado<text:s text:c="1"/></text:span><text:span text:style-name="a581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5" draw:style-name="a586" draw:name="CuadroTexto 223" svg:x="0.5037in" svg:y="2.6709in" svg:width="0.35433in" svg:height="0.27559in">
          <draw:text-box>
            <text:p text:style-name="a585" text:class-names="" text:cond-style-name=""><text:span text:style-name="a584" text:class-names="">NO</text:span></text:p>
          </draw:text-box>
          <svg:title/>
          <svg:desc/>
        </draw:frame>
        <draw:frame draw:id="id86" draw:style-name="a589" draw:name="CuadroTexto 224" svg:x="1.44881in" svg:y="2.13823in" svg:width="0.31457in" svg:height="0.20866in">
          <draw:text-box>
            <text:p text:style-name="a588" text:class-names="" text:cond-style-name=""><text:span text:style-name="a587" text:class-names="">SI</text:span></text:p>
          </draw:text-box>
          <svg:title/>
          <svg:desc/>
        </draw:frame>
        <draw:custom-shape svg:x="5.74626in" svg:y="5.81003in" svg:width="1.37795in" svg:height="0.3937in" draw:id="id87" draw:style-name="a592" draw:name="Forma libre 149">
          <svg:title/>
          <svg:desc/>
          <text:p text:style-name="a591" text:class-names="" text:cond-style-name=""><text:span text:style-name="a590" text:class-names="">¿Repuesto disponibl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86053in" svg:y="3.88666in" svg:width="1.18563in" svg:height="0.65279in" draw:id="id88" draw:style-name="a595" draw:name="Forma libre 81">
          <svg:title/>
          <svg:desc/>
          <text:p text:style-name="a594" text:class-names="" text:cond-style-name=""><text:span text:style-name="a593" text:class-names="">Solicita datos de la unidad (vin, modelo, dominio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9338in" svg:y="4.99618in" svg:width="1.26021in" svg:height="0.69341in" draw:id="id89" draw:style-name="a599" draw:name="Forma libre 81">
          <svg:title/>
          <svg:desc/>
          <text:p text:style-name="a598" text:class-names="" text:cond-style-name=""><text:span text:style-name="a596" text:class-names="">Realiza la consulta de vin</text:span><text:span text:style-name="a59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1141in" svg:y="5.67987in" svg:width="1.21068in" svg:height="0.64325in" draw:id="id90" draw:style-name="a604" draw:name="Forma libre 30">
          <svg:title/>
          <svg:desc/>
          <text:p text:style-name="a603" text:class-names="" text:cond-style-name=""><text:span text:style-name="a600" text:class-names="">Solicita a</text:span><text:span text:style-name="a601" text:class-names="">l Repuestos las piezas necesarias</text:span><text:span text:style-name="a60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0.88778in" svg:y1="2.19308in" draw:start-shape="id82" draw:start-glue-point="3" svg:x2="3.84752in" svg:y2="1.85481in" draw:end-shape="id83" draw:end-glue-point="0" draw:id="id91" draw:style-name="a606" draw:transform="translate(-2.36765in -2.02395in) rotate(-3.14159) translate(2.36765in 2.02395in)" draw:name="Conector angular 106">
          <svg:title/>
          <svg:desc/>
        </draw:connector>
        <draw:custom-shape svg:x="2.06459in" svg:y="2.19534in" svg:width="1.37795in" svg:height="0.3937in" draw:id="id92" draw:style-name="a609" draw:name="Forma libre 149">
          <svg:title/>
          <svg:desc/>
          <text:p text:style-name="a608" text:class-names="" text:cond-style-name=""><text:span text:style-name="a607" text:class-names="">¿Requiere técnico extr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07724in" svg:y="2.95989in" svg:width="1.33556in" svg:height="0.72059in" draw:id="id93" draw:style-name="a613" draw:name="Forma libre 80">
          <svg:title/>
          <svg:desc/>
          <text:p text:style-name="a612" text:class-names="" text:cond-style-name=""><text:span text:style-name="a610" text:class-names="">Asigna técnico. Modifica agenda de turnos de acuerdo a sus prioridades.</text:span><text:span text:style-name="a61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88777in" svg:y1="2.58678in" draw:start-shape="id83" draw:start-glue-point="2" svg:x2="0.88777in" svg:y2="3.06124in" draw:id="id94" draw:style-name="a615" draw:name="Conector recto de flecha 111">
          <svg:title/>
          <svg:desc/>
        </draw:connector>
        <draw:connector draw:type="line" svg:x1="1.57675in" svg:y1="2.38993in" draw:start-shape="id83" draw:start-glue-point="1" svg:x2="2.05691in" svg:y2="2.39699in" draw:id="id95" draw:style-name="a617" draw:name="Conector recto de flecha 113">
          <svg:title/>
          <svg:desc/>
        </draw:connector>
        <draw:custom-shape svg:x="3.8533in" svg:y="2.99276in" svg:width="1.19338in" svg:height="0.65717in" draw:id="id96" draw:style-name="a620" draw:name="Forma libre 130">
          <svg:title/>
          <svg:desc/>
          <text:p text:style-name="a619" text:class-names="" text:cond-style-name=""><text:span text:style-name="a618" text:class-names="">Asigna día de visita en su agend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75357in" svg:y1="2.58904in" draw:start-shape="id92" draw:start-glue-point="2" svg:x2="2.74502in" svg:y2="2.95989in" draw:end-shape="id93" draw:end-glue-point="0" draw:id="id97" draw:style-name="a622" draw:name="Conector recto de flecha 133">
          <svg:title/>
          <svg:desc/>
        </draw:connector>
        <draw:connector draw:type="standard" svg:x1="3.44254in" svg:y1="2.39219in" draw:start-shape="id92" draw:start-glue-point="1" svg:x2="4.44999in" svg:y2="2.99276in" draw:end-shape="id96" draw:end-glue-point="0" draw:id="id98" draw:style-name="a624" draw:name="Conector angular 137">
          <svg:title/>
          <svg:desc/>
        </draw:connector>
        <draw:connector draw:type="line" svg:x1="3.4128in" svg:y1="3.32018in" draw:start-shape="id93" draw:start-glue-point="1" svg:x2="3.8533in" svg:y2="3.32135in" draw:end-shape="id96" draw:end-glue-point="3" draw:id="id99" draw:style-name="a626" draw:name="Conector recto de flecha 140">
          <svg:title/>
          <svg:desc/>
        </draw:connector>
        <draw:connector draw:type="line" svg:x1="4.44999in" svg:y1="3.64993in" draw:start-shape="id96" draw:start-glue-point="2" svg:x2="4.45334in" svg:y2="3.88666in" draw:end-shape="id88" draw:end-glue-point="0" draw:id="id100" draw:style-name="a628" draw:name="Conector recto de flecha 144">
          <svg:title/>
          <svg:desc/>
        </draw:connector>
        <draw:connector draw:type="line" svg:x1="3.86053in" svg:y1="4.21306in" draw:start-shape="id88" draw:start-glue-point="3" svg:x2="3.37195in" svg:y2="4.22548in" draw:end-shape="id80" draw:end-glue-point="1" draw:id="id101" draw:style-name="a630" draw:name="Conector recto de flecha 147">
          <svg:title/>
          <svg:desc/>
        </draw:connector>
        <draw:connector draw:type="line" svg:x1="2.71827in" svg:y1="4.60241in" draw:start-shape="id80" draw:start-glue-point="2" svg:x2="2.72348in" svg:y2="4.99618in" draw:end-shape="id89" draw:end-glue-point="0" draw:id="id102" draw:style-name="a632" draw:name="Conector recto de flecha 151">
          <svg:title/>
          <svg:desc/>
        </draw:connector>
        <draw:connector draw:type="line" svg:x1="6.43524in" svg:y1="5.52919in" draw:start-shape="id79" draw:start-glue-point="2" svg:x2="6.43524in" svg:y2="5.81003in" draw:end-shape="id87" draw:end-glue-point="0" draw:id="id103" draw:style-name="a634" draw:name="Conector recto de flecha 161">
          <svg:title/>
          <svg:desc/>
        </draw:connector>
        <draw:connector draw:type="line" svg:x1="7.12421in" svg:y1="6.00688in" draw:start-shape="id87" draw:start-glue-point="1" svg:x2="7.41141in" svg:y2="6.00149in" draw:end-shape="id90" draw:end-glue-point="3" draw:id="id104" draw:style-name="a636" draw:name="Conector recto de flecha 164">
          <svg:title/>
          <svg:desc/>
        </draw:connector>
        <draw:connector draw:type="line" svg:x1="6.43524in" svg:y1="6.20373in" draw:start-shape="id87" draw:start-glue-point="2" svg:x2="6.42759in" svg:y2="6.74995in" draw:end-shape="id105" draw:end-glue-point="0" draw:id="id106" draw:style-name="a638" draw:name="Conector recto de flecha 9">
          <svg:title/>
          <svg:desc/>
        </draw:connector>
        <draw:custom-shape svg:x="2.22683in" svg:y="0.60163in" svg:width="1.22558in" svg:height="0.68891in" draw:id="id107" draw:style-name="a641" draw:name="Forma libre 148">
          <svg:title/>
          <svg:desc/>
          <text:p text:style-name="a640" text:class-names="" text:cond-style-name=""><text:span text:style-name="a639" text:class-names="">Verifica en la agenda asistencias de TM programadas. Coordina circuito de TM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8889in" svg:y="0.67525in" svg:width="1.14637in" svg:height="0.55527in" draw:id="id108" draw:style-name="a645" draw:name="Forma libre 148">
          <svg:title/>
          <svg:desc/>
          <text:p text:style-name="a644" text:class-names="" text:cond-style-name=""><text:span text:style-name="a642" text:class-names="">Organiza agenda optimizando tiempos, lugares y viajes.</text:span><text:span text:style-name="a6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305in" svg:y="0.27559in" svg:width="3.51765in" svg:height="7.98452in" draw:id="id109" draw:style-name="a648" draw:name="Rectángulo 5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3852in" svg:y="0.27559in" svg:width="3.50963in" svg:height="0.279in" draw:id="id110" draw:style-name="a652" draw:name="Forma libre 9">
          <svg:title/>
          <svg:desc/>
          <text:p text:style-name="a651" text:class-names="" text:cond-style-name=""><text:span text:style-name="a649" text:class-names="">Jefe de Taller</text:span><text:span text:style-name="a6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7143in" svg:y="2.98879in" svg:width="1.34954in" svg:height="0.66252in" draw:id="id111" draw:style-name="a656" draw:name="Forma libre 75">
          <svg:title/>
          <svg:desc/>
          <text:p text:style-name="a655" text:class-names="" text:cond-style-name=""><text:span text:style-name="a653" text:class-names="">Junto al técnico asignado, reciben<text:s text:c="1"/></text:span><text:span text:style-name="a654" text:class-names="">notificación de reserva de asistencia TM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9578in" svg:y="3.86261in" svg:width="1.26363in" svg:height="0.7128in" draw:id="id112" draw:style-name="a660" draw:name="Forma libre 80">
          <svg:title/>
          <svg:desc/>
          <text:p text:style-name="a659" text:class-names="" text:cond-style-name=""><text:span text:style-name="a657" text:class-names="">Recibe la pre orden y orden de trabajo con los trabajos encargados.</text:span><text:span text:style-name="a6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4563in" svg:y="5.67987in" svg:width="1.21068in" svg:height="0.64325in" draw:id="id113" draw:style-name="a663" draw:name="Forma libre 30">
          <svg:title/>
          <svg:desc/>
          <text:p text:style-name="a662" text:class-names="" text:cond-style-name=""><text:span text:style-name="a661" text:class-names="">Recibe y confirma el pedid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923in" svg:y="3.91944in" svg:width="1.2056in" svg:height="0.61761in" draw:id="id114" draw:style-name="a666" draw:name="Forma libre 107">
          <svg:title/>
          <svg:desc/>
          <text:p text:style-name="a665" text:class-names="" text:cond-style-name=""><text:span text:style-name="a664" text:class-names="">Se registra como una venta perdid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89509in" svg:y1="3.76954in" draw:start-shape="id84" draw:start-glue-point="2" svg:x2="0.8951in" svg:y2="3.91944in" draw:end-shape="id114" draw:end-glue-point="0" draw:id="id115" draw:style-name="a668" draw:name="Conector recto de flecha 59">
          <svg:title/>
          <svg:desc/>
        </draw:connector>
        <draw:connector draw:type="line" svg:x1="1.54029in" svg:y1="0.94203in" draw:start-shape="id81" draw:start-glue-point="1" svg:x2="2.22683in" svg:y2="0.94608in" draw:end-shape="id107" draw:end-glue-point="3" draw:id="id116" draw:style-name="a670" draw:name="Conector recto de flecha 65">
          <svg:title/>
          <svg:desc/>
        </draw:connector>
        <draw:connector draw:type="line" svg:x1="3.45241in" svg:y1="0.94608in" draw:start-shape="id107" draw:start-glue-point="1" svg:x2="3.88889in" svg:y2="0.95288in" draw:end-shape="id108" draw:end-glue-point="3" draw:id="id117" draw:style-name="a672" draw:name="Conector recto de flecha 68">
          <svg:title/>
          <svg:desc/>
        </draw:connector>
        <draw:connector draw:type="line" svg:x1="4.46207in" svg:y1="1.23052in" draw:start-shape="id108" draw:start-glue-point="2" svg:x2="4.46031in" svg:y2="1.51036in" draw:end-shape="id82" draw:end-glue-point="0" draw:id="id118" draw:style-name="a674" draw:name="Conector recto de flecha 70">
          <svg:title/>
          <svg:desc/>
        </draw:connector>
        <draw:connector draw:type="line" svg:x1="5.04668in" svg:y1="3.32135in" draw:start-shape="id96" draw:start-glue-point="1" svg:x2="5.77143in" svg:y2="3.32005in" draw:end-shape="id111" draw:end-glue-point="3" draw:id="id119" draw:style-name="a676" draw:name="Conector recto de flecha 74">
          <svg:title/>
          <svg:desc/>
        </draw:connector>
        <draw:connector draw:type="line" svg:x1="8.62209in" svg:y1="6.00149in" draw:start-shape="id90" draw:start-glue-point="1" svg:x2="9.24563in" svg:y2="6.00149in" draw:end-shape="id113" draw:end-glue-point="3" draw:id="id120" draw:style-name="a678" draw:name="Conector recto de flecha 84">
          <svg:title/>
          <svg:desc/>
        </draw:connector>
        <draw:custom-shape svg:x="9.24549in" svg:y="6.58913in" svg:width="1.21068in" svg:height="0.64325in" draw:id="id121" draw:style-name="a681" draw:name="Forma libre 30">
          <svg:title/>
          <svg:desc/>
          <text:p text:style-name="a680" text:class-names="" text:cond-style-name=""><text:span text:style-name="a679" text:class-names="">Transfiere las piezas del deposito de Repuestos al deposito del Taller Móvi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9.85097in" svg:y1="6.32312in" draw:start-shape="id113" draw:start-glue-point="2" svg:x2="9.85083in" svg:y2="6.58913in" draw:end-shape="id121" draw:end-glue-point="0" draw:id="id122" draw:style-name="a683" draw:name="Conector recto de flecha 88">
          <svg:title/>
          <svg:desc/>
        </draw:connector>
        <draw:connector draw:type="line" svg:x1="5.04616in" svg:y1="4.21306in" draw:start-shape="id88" draw:start-glue-point="1" svg:x2="5.79578in" svg:y2="4.21901in" draw:end-shape="id112" draw:end-glue-point="3" draw:id="id123" draw:style-name="a685" draw:name="Conector recto de flecha 90">
          <svg:title/>
          <svg:desc/>
        </draw:connector>
        <draw:custom-shape svg:x="9.26028in" svg:y="7.41603in" svg:width="1.1811in" svg:height="0.675in" draw:id="id124" draw:style-name="a688" draw:name="Forma libre 90">
          <svg:title/>
          <svg:desc/>
          <text:p text:style-name="a687" text:class-names="" text:cond-style-name=""><text:span text:style-name="a686" text:class-names="">Las piezas se descuentan del stock del deposito de posad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7425in" svg:y="6.58913in" svg:width="1.18501in" svg:height="0.64325in" draw:id="id125" draw:style-name="a691" draw:name="Forma libre 90">
          <svg:title/>
          <svg:desc/>
          <text:p text:style-name="a690" text:class-names="" text:cond-style-name=""><text:span text:style-name="a689" text:class-names="">Recibe las piezas solicitada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4276in" svg:y1="4.57541in" draw:start-shape="id112" draw:start-glue-point="2" svg:x2="6.43524in" svg:y2="4.81639in" draw:end-shape="id79" draw:end-glue-point="0" draw:id="id126" draw:style-name="a693" draw:name="Conector recto de flecha 120">
          <svg:title/>
          <svg:desc/>
        </draw:connector>
        <draw:connector draw:type="line" svg:x1="9.85083in" svg:y1="7.23238in" draw:start-shape="id121" draw:start-glue-point="2" svg:x2="9.85083in" svg:y2="7.41603in" draw:end-shape="id124" draw:end-glue-point="0" draw:id="id127" draw:style-name="a695" draw:name="Conector recto de flecha 133">
          <svg:title/>
          <svg:desc/>
        </draw:connector>
        <draw:connector draw:type="line" svg:x1="9.24549in" svg:y1="6.91075in" draw:start-shape="id121" draw:start-glue-point="3" svg:x2="8.55926in" svg:y2="6.91075in" draw:end-shape="id125" draw:end-glue-point="1" draw:id="id128" draw:style-name="a697" draw:name="Conector recto de flecha 137">
          <svg:title/>
          <svg:desc/>
        </draw:connector>
        <draw:custom-shape svg:x="6.25448in" svg:y="6.74995in" svg:width="0.34622in" svg:height="0.32162in" draw:id="id105" draw:style-name="a700" draw:name="Elipse 139">
          <svg:title/>
          <svg:desc/>
          <text:p text:style-name="a699" text:class-names="" text:cond-style-name=""><text:span text:style-name="a698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37425in" svg:y1="6.91075in" draw:start-shape="id125" draw:start-glue-point="3" svg:x2="6.6007in" svg:y2="6.91076in" draw:end-shape="id105" draw:end-glue-point="1" draw:id="id129" draw:style-name="a702" draw:name="Conector recto de flecha 141">
          <svg:title/>
          <svg:desc/>
        </draw:connector>
        <draw:frame draw:id="id130" draw:style-name="a705" draw:name="CuadroTexto 223" svg:x="7.06208in" svg:y="5.68633in" svg:width="0.35433in" svg:height="0.27559in">
          <draw:text-box>
            <text:p text:style-name="a704" text:class-names="" text:cond-style-name=""><text:span text:style-name="a703" text:class-names="">NO</text:span></text:p>
          </draw:text-box>
          <svg:title/>
          <svg:desc/>
        </draw:frame>
        <draw:frame draw:id="id131" draw:style-name="a708" draw:name="CuadroTexto 224" svg:x="6.43523in" svg:y="6.3032in" svg:width="0.31457in" svg:height="0.20866in">
          <draw:text-box>
            <text:p text:style-name="a707" text:class-names="" text:cond-style-name=""><text:span text:style-name="a706" text:class-names="">SI</text:span></text:p>
          </draw:text-box>
          <svg:title/>
          <svg:desc/>
        </draw:frame>
        <draw:frame draw:id="id132" draw:style-name="a711" draw:name="CuadroTexto 223" svg:x="3.38655in" svg:y="2.19247in" svg:width="0.35433in" svg:height="0.27559in">
          <draw:text-box>
            <text:p text:style-name="a710" text:class-names="" text:cond-style-name=""><text:span text:style-name="a709" text:class-names="">NO</text:span></text:p>
          </draw:text-box>
          <svg:title/>
          <svg:desc/>
        </draw:frame>
        <draw:frame draw:id="id133" draw:style-name="a714" draw:name="CuadroTexto 224" svg:x="2.75105in" svg:y="2.61113in" svg:width="0.31457in" svg:height="0.20866in">
          <draw:text-box>
            <text:p text:style-name="a713" text:class-names="" text:cond-style-name=""><text:span text:style-name="a712" text:class-names="">SI</text:span></text:p>
          </draw:text-box>
          <svg:title/>
          <svg:desc/>
        </draw:frame>
        <draw:frame draw:id="id134" draw:style-name="a718" draw:name="CuadroTexto 63" svg:x="0.07226in" svg:y="-0.01325in" svg:width="2.97562in" svg:height="0.30293in">
          <draw:text-box>
            <text:p text:style-name="a717" text:class-names="" text:cond-style-name=""><text:span text:style-name="a715" text:class-names="">Proceso: Taller Móvil</text:span><text:span text:style-name="a716" text:class-names=""/></text:p>
          </draw:text-box>
          <svg:title/>
          <svg:desc/>
        </draw:frame>
        <presentation:notes draw:style-name="a724">
          <draw:frame draw:id="id135" draw:style-name="a721" draw:name="Marcador de número de diapositiva 6" svg:x="4.67953in" svg:y="11.10827in" svg:width="3.5878in" svg:height="0.58425in">
            <draw:text-box>
              <text:p text:style-name="a720" text:class-names="" text:cond-style-name=""><text:span text:style-name="a719" text:class-names=""><text:page-number style:num-format="1" text:fixed="false"/></text:span></text:p>
            </draw:text-box>
            <svg:title/>
            <svg:desc/>
          </draw:frame>
          <draw:frame draw:id="id136" presentation:style-name="a722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37" presentation:style-name="a723" draw:name="Marcador de imagen de diapositiva 2">
            <svg:title/>
            <svg:desc/>
          </draw:page-thumbnail>
        </presentation:notes>
      </draw:page>
      <draw:page draw:name="Slide3" draw:style-name="a725" draw:master-page-name="Master1-Layout7-blank-En-blanco" presentation:presentation-page-layout-name="Master1-PPL7" draw:id="Slide-258">
        <draw:custom-shape svg:x="2.32558in" svg:y="0in" svg:width="1.83171in" svg:height="8.26772in" draw:id="id138" draw:style-name="a728" draw:name="Rectángulo 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2558in" svg:y="0in" svg:width="6.68522in" svg:height="8.26772in" draw:id="id139" draw:style-name="a731" draw:name="Rectángulo 6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2558in" svg:y="0in" svg:width="1.83171in" svg:height="0.37634in" draw:id="id140" draw:style-name="a734" draw:name="Forma libre 7">
          <svg:title/>
          <svg:desc/>
          <text:p text:style-name="a733" text:class-names="" text:cond-style-name=""><text:span text:style-name="a732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6013in" svg:y="0in" svg:width="4.8599in" svg:height="0.3786in" draw:id="id141" draw:style-name="a739" draw:name="Forma libre 8">
          <svg:title/>
          <svg:desc/>
          <text:p text:style-name="a738" text:class-names="" text:cond-style-name=""><text:span text:style-name="a735" text:class-names="">Técnico Asignado</text:span><text:span text:style-name="a736" text:class-names=""><text:s text:c="1"/></text:span><text:span text:style-name="a73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5693in" svg:y="5.28047in" svg:width="1.07872in" svg:height="0.60061in" draw:id="id142" draw:style-name="a742" draw:name="Forma libre 81">
          <svg:title/>
          <svg:desc/>
          <text:p text:style-name="a741" text:class-names="" text:cond-style-name=""><text:span text:style-name="a740" text:class-names="">Emite factu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6176in" svg:y="5.23459in" svg:width="1.35378in" svg:height="0.68409in" draw:id="id143" draw:style-name="a745" draw:name="Forma libre 143">
          <svg:title/>
          <svg:desc/>
          <text:p text:style-name="a744" text:class-names="" text:cond-style-name=""><text:span text:style-name="a743" text:class-names="">Abona el monto de la factur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8659in" svg:y="1.22114in" svg:width="1.1226in" svg:height="0.68693in" draw:id="id144" draw:style-name="a748" draw:name="Forma libre 144">
          <svg:title/>
          <svg:desc/>
          <text:p text:style-name="a747" text:class-names="" text:cond-style-name=""><text:span text:style-name="a746" text:class-names="">Asiste a las locaciones de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14757in" svg:y="1.21916in" svg:width="1.22558in" svg:height="0.68891in" draw:id="id145" draw:style-name="a751" draw:name="Forma libre 148">
          <svg:title/>
          <svg:desc/>
          <text:p text:style-name="a750" text:class-names="" text:cond-style-name=""><text:span text:style-name="a749" text:class-names="">Realiza los trabajos encargad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9898in" svg:y="2.20225in" svg:width="1.32277in" svg:height="0.7083in" draw:id="id146" draw:style-name="a755" draw:name="Forma libre 150">
          <svg:title/>
          <svg:desc/>
          <text:p text:style-name="a754" text:class-names="" text:cond-style-name=""><text:span text:style-name="a752" text:class-names="">Registra las tareas realizadas en la composición de la orden</text:span><text:span text:style-name="a7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3783in" svg:y="1.21916in" svg:width="1.1811in" svg:height="0.68891in" draw:id="id147" draw:style-name="a758" draw:name="Forma libre 79">
          <svg:title/>
          <svg:desc/>
          <text:p text:style-name="a757" text:class-names="" text:cond-style-name=""><text:span text:style-name="a756" text:class-names="">Realiza el control inicial sobr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16755in" svg:y="4.22997in" svg:width="1.18563in" svg:height="0.65279in" draw:id="id148" draw:style-name="a762" draw:name="Forma libre 81">
          <svg:title/>
          <svg:desc/>
          <text:p text:style-name="a761" text:class-names="" text:cond-style-name=""><text:span text:style-name="a759" text:class-names="">Realiza el control final de la unidad</text:span><text:span text:style-name="a76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76036in" svg:y1="1.90807in" draw:start-shape="id145" draw:start-glue-point="2" svg:x2="7.76036in" svg:y2="2.20225in" draw:end-shape="id146" draw:end-glue-point="0" draw:id="id149" draw:style-name="a764" draw:name="Conector recto de flecha 103">
          <svg:title/>
          <svg:desc/>
        </draw:connector>
        <draw:custom-shape svg:x="7.14757in" svg:y="3.20932in" svg:width="1.23271in" svg:height="0.67904in" draw:id="id150" draw:style-name="a767" draw:name="Forma libre 130">
          <svg:title/>
          <svg:desc/>
          <text:p text:style-name="a766" text:class-names="" text:cond-style-name=""><text:span text:style-name="a765" text:class-names="">Genera el vale de repuestos según lo insumido en la reparación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50919in" svg:y1="1.56461in" draw:start-shape="id144" draw:start-glue-point="1" svg:x2="5.73783in" svg:y2="1.56362in" draw:end-shape="id147" draw:end-glue-point="3" draw:id="id151" draw:style-name="a769" draw:name="Conector recto de flecha 172">
          <svg:title/>
          <svg:desc/>
        </draw:connector>
        <draw:connector draw:type="line" svg:x1="6.91893in" svg:y1="1.56362in" draw:start-shape="id147" draw:start-glue-point="1" svg:x2="7.14757in" svg:y2="1.56362in" draw:end-shape="id145" draw:end-glue-point="3" draw:id="id152" draw:style-name="a771" draw:name="Conector recto de flecha 174">
          <svg:title/>
          <svg:desc/>
        </draw:connector>
        <draw:custom-shape svg:x="7.17362in" svg:y="5.22438in" svg:width="1.26363in" svg:height="0.7128in" draw:id="id153" draw:style-name="a775" draw:name="Forma libre 80">
          <svg:title/>
          <svg:desc/>
          <text:p text:style-name="a774" text:class-names="" text:cond-style-name=""><text:span text:style-name="a772" text:class-names="">Cierra la orden. Factura los trabajos a cargo del cliente.</text:span><text:span text:style-name="a7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6176in" svg:y="6.31147in" svg:width="1.35378in" svg:height="0.68409in" draw:id="id154" draw:style-name="a778" draw:name="Forma libre 143">
          <svg:title/>
          <svg:desc/>
          <text:p text:style-name="a777" text:class-names="" text:cond-style-name=""><text:span text:style-name="a776" text:class-names="">Firma los documentos correspondiente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2194in" svg:y="3.20427in" svg:width="1.35378in" svg:height="0.68409in" draw:id="id155" draw:style-name="a783" draw:name="Forma libre 143">
          <svg:title/>
          <svg:desc/>
          <text:p text:style-name="a782" text:class-names="" text:cond-style-name=""><text:span text:style-name="a779" text:class-names="">Se descuentan las piezas del stock de<text:s text:c="1"/></text:span><text:span text:style-name="a780" text:class-names="">TM y se cargan a la OR</text:span><text:span text:style-name="a7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76036in" svg:y1="2.91055in" draw:start-shape="id146" draw:start-glue-point="2" svg:x2="7.76393in" svg:y2="3.20932in" draw:end-shape="id150" draw:end-glue-point="0" draw:id="id156" draw:style-name="a785" draw:name="Conector recto de flecha 30">
          <svg:title/>
          <svg:desc/>
        </draw:connector>
        <draw:connector draw:type="line" svg:x1="7.14757in" svg:y1="3.54884in" draw:start-shape="id150" draw:start-glue-point="3" svg:x2="6.57318in" svg:y2="3.54631in" draw:end-shape="id155" draw:end-glue-point="1" draw:id="id157" draw:style-name="a787" draw:name="Conector recto de flecha 32">
          <svg:title/>
          <svg:desc/>
        </draw:connector>
        <draw:connector draw:type="line" svg:x1="7.76393in" svg:y1="3.88836in" draw:start-shape="id150" draw:start-glue-point="2" svg:x2="7.76036in" svg:y2="4.22997in" draw:end-shape="id148" draw:end-glue-point="0" draw:id="id158" draw:style-name="a789" draw:name="Conector recto de flecha 35">
          <svg:title/>
          <svg:desc/>
        </draw:connector>
        <draw:connector draw:type="line" svg:x1="7.17362in" svg:y1="5.58078in" draw:start-shape="id153" draw:start-glue-point="3" svg:x2="6.43565in" svg:y2="5.58078in" draw:end-shape="id142" draw:end-glue-point="1" draw:id="id159" draw:style-name="a791" draw:name="Conector recto de flecha 38">
          <svg:title/>
          <svg:desc/>
        </draw:connector>
        <draw:connector draw:type="line" svg:x1="5.35693in" svg:y1="5.58078in" draw:start-shape="id142" draw:start-glue-point="3" svg:x2="4.01554in" svg:y2="5.57664in" draw:end-shape="id143" draw:end-glue-point="1" draw:id="id160" draw:style-name="a793" draw:name="Conector recto de flecha 41">
          <svg:title/>
          <svg:desc/>
        </draw:connector>
        <draw:connector draw:type="line" svg:x1="3.33865in" svg:y1="5.91868in" draw:start-shape="id143" draw:start-glue-point="2" svg:x2="3.33865in" svg:y2="6.31147in" draw:end-shape="id154" draw:end-glue-point="0" draw:id="id161" draw:style-name="a795" draw:name="Conector recto de flecha 43">
          <svg:title/>
          <svg:desc/>
        </draw:connector>
        <draw:custom-shape svg:x="4.77445in" svg:y="0.52802in" svg:width="0.34622in" svg:height="0.32162in" draw:id="id162" draw:style-name="a798" draw:name="Elipse 139">
          <svg:title/>
          <svg:desc/>
          <text:p text:style-name="a797" text:class-names="" text:cond-style-name=""><text:span text:style-name="a796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94756in" svg:y1="0.84963in" draw:start-shape="id162" draw:start-glue-point="2" svg:x2="4.94789in" svg:y2="1.22114in" draw:end-shape="id144" draw:end-glue-point="0" draw:id="id163" draw:style-name="a800" draw:name="Conector recto de flecha 50">
          <svg:title/>
          <svg:desc/>
        </draw:connector>
        <presentation:notes draw:style-name="a806">
          <draw:frame draw:id="id164" draw:style-name="a803" draw:name="Marcador de número de diapositiva 6" svg:x="4.67953in" svg:y="11.10827in" svg:width="3.5878in" svg:height="0.58425in">
            <draw:text-box>
              <text:p text:style-name="a802" text:class-names="" text:cond-style-name=""><text:span text:style-name="a801" text:class-names=""><text:page-number style:num-format="1" text:fixed="false"/></text:span></text:p>
            </draw:text-box>
            <svg:title/>
            <svg:desc/>
          </draw:frame>
          <draw:frame draw:id="id165" presentation:style-name="a804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166" presentation:style-name="a805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92" svg:viewBox="0 0 20 30" svg:d="m10 0-10 30h20z"/>
    <draw:marker draw:name="a794" svg:viewBox="0 0 20 30" svg:d="m10 0-10 30h20z"/>
    <draw:marker draw:name="a621" svg:viewBox="0 0 20 30" svg:d="m10 0-10 30h20z"/>
    <draw:marker draw:name="a623" svg:viewBox="0 0 20 30" svg:d="m10 0-10 30h20z"/>
    <draw:marker draw:name="a799" svg:viewBox="0 0 20 30" svg:d="m10 0-10 30h20z"/>
    <draw:marker draw:name="a625" svg:viewBox="0 0 20 30" svg:d="m10 0-10 30h20z"/>
    <draw:marker draw:name="a763" svg:viewBox="0 0 20 30" svg:d="m10 0-10 30h20z"/>
    <draw:marker draw:name="a671" svg:viewBox="0 0 20 30" svg:d="m10 0-10 30h20z"/>
    <draw:marker draw:name="a627" svg:viewBox="0 0 20 30" svg:d="m10 0-10 30h20z"/>
    <draw:marker draw:name="a673" svg:viewBox="0 0 20 30" svg:d="m10 0-10 30h20z"/>
    <draw:marker draw:name="a629" svg:viewBox="0 0 20 30" svg:d="m10 0-10 30h20z"/>
    <draw:marker draw:name="a768" svg:viewBox="0 0 20 30" svg:d="m10 0-10 30h20z"/>
    <draw:marker draw:name="a675" svg:viewBox="0 0 20 30" svg:d="m10 0-10 30h20z"/>
    <draw:marker draw:name="a677" svg:viewBox="0 0 20 30" svg:d="m10 0-10 30h20z"/>
    <draw:marker draw:name="a701" svg:viewBox="0 0 20 30" svg:d="m10 0-10 30h20z"/>
    <draw:marker draw:name="a784" svg:viewBox="0 0 20 30" svg:d="m10 0-10 30h20z"/>
    <draw:marker draw:name="a692" svg:viewBox="0 0 20 30" svg:d="m10 0-10 30h20z"/>
    <draw:marker draw:name="a786" svg:viewBox="0 0 20 30" svg:d="m10 0-10 30h20z"/>
    <draw:marker draw:name="a694" svg:viewBox="0 0 20 30" svg:d="m10 0-10 30h20z"/>
    <draw:marker draw:name="a788" svg:viewBox="0 0 20 30" svg:d="m10 0-10 30h20z"/>
    <draw:marker draw:name="a614" svg:viewBox="0 0 20 30" svg:d="m10 0-10 30h20z"/>
    <draw:marker draw:name="a696" svg:viewBox="0 0 20 30" svg:d="m10 0-10 30h20z"/>
    <draw:marker draw:name="a616" svg:viewBox="0 0 20 30" svg:d="m10 0-10 30h20z"/>
    <draw:marker draw:name="a667" svg:viewBox="0 0 20 30" svg:d="m10 0-10 30h20z"/>
    <draw:marker draw:name="a631" svg:viewBox="0 0 20 30" svg:d="m10 0-10 30h20z"/>
    <draw:marker draw:name="a669" svg:viewBox="0 0 20 30" svg:d="m10 0-10 30h20z"/>
    <draw:marker draw:name="a770" svg:viewBox="0 0 20 30" svg:d="m10 0-10 30h20z"/>
    <draw:marker draw:name="a633" svg:viewBox="0 0 20 30" svg:d="m10 0-10 30h20z"/>
    <draw:marker draw:name="a635" svg:viewBox="0 0 20 30" svg:d="m10 0-10 30h20z"/>
    <draw:marker draw:name="a637" svg:viewBox="0 0 20 30" svg:d="m10 0-10 30h20z"/>
    <draw:marker draw:name="a682" svg:viewBox="0 0 20 30" svg:d="m10 0-10 30h20z"/>
    <draw:marker draw:name="a684" svg:viewBox="0 0 20 30" svg:d="m10 0-10 30h20z"/>
    <draw:marker draw:name="a605" svg:viewBox="0 0 20 30" svg:d="m10 0-10 30h20z"/>
    <draw:marker draw:name="a790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5-23T14:04:18Z</dc:date>
    <meta:editing-cycles>81</meta:editing-cycles>
    <meta:editing-duration>PT198907S</meta:editing-duration>
    <meta:document-statistic meta:paragraph-count="50" meta:word-count="322"/>
  </office:meta>
</office:document-meta>
</file>